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paragraph-properties fo:line-height="150%"/>
    </style:style>
    <style:style style:name="P3" style:family="paragraph" style:parent-style-name="Heading_20_1">
      <style:text-properties officeooo:rsid="0039d992" officeooo:paragraph-rsid="004d21bf"/>
    </style:style>
    <style:style style:name="P4" style:family="paragraph" style:parent-style-name="Text_20_body">
      <style:paragraph-properties fo:line-height="150%"/>
    </style:style>
    <style:style style:name="P5" style:family="paragraph" style:parent-style-name="Text_20_body">
      <style:paragraph-properties fo:line-height="150%"/>
      <style:text-properties officeooo:paragraph-rsid="000e1f57"/>
    </style:style>
    <style:style style:name="P6" style:family="paragraph" style:parent-style-name="Text_20_body">
      <style:paragraph-properties fo:line-height="150%"/>
      <style:text-properties officeooo:paragraph-rsid="0035e30d"/>
    </style:style>
    <style:style style:name="P7" style:family="paragraph" style:parent-style-name="Text_20_body">
      <style:paragraph-properties fo:line-height="150%"/>
      <style:text-properties officeooo:paragraph-rsid="0048a139"/>
    </style:style>
    <style:style style:name="P8" style:family="paragraph" style:parent-style-name="Text_20_body">
      <style:paragraph-properties fo:line-height="150%"/>
      <style:text-properties officeooo:rsid="0035e30d" officeooo:paragraph-rsid="0035e30d"/>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line-height="150%"/>
      <style:text-properties fo:font-weight="bold" officeooo:rsid="0039c64c" officeooo:paragraph-rsid="0039c64c" style:font-weight-asian="bold" style:font-weight-complex="bold"/>
    </style:style>
    <style:style style:name="P11" style:family="paragraph" style:parent-style-name="Text_20_body">
      <style:text-properties officeooo:paragraph-rsid="0039d992"/>
    </style:style>
    <style:style style:name="P12" style:family="paragraph" style:parent-style-name="Text_20_body">
      <style:text-properties officeooo:paragraph-rsid="003e5731"/>
    </style:style>
    <style:style style:name="P13" style:family="paragraph" style:parent-style-name="Text_20_body">
      <style:text-properties officeooo:paragraph-rsid="00405629"/>
    </style:style>
    <style:style style:name="P14" style:family="paragraph" style:parent-style-name="Text_20_body">
      <style:text-properties officeooo:paragraph-rsid="00515a99"/>
    </style:style>
    <style:style style:name="T1" style:family="text">
      <style:text-properties style:use-window-font-color="true" style:font-name="Times New Roman" fo:font-size="12pt" fo:font-weight="normal" fo:background-color="transparent" loext:char-shading-value="0" style:font-name-asian="Times New Roman" style:font-name-complex="Times New Roman"/>
    </style:style>
    <style:style style:name="T2" style:family="text">
      <style:text-properties style:use-window-font-color="true" style:font-name="Times New Roman" fo:font-size="12pt" fo:font-weight="normal" officeooo:rsid="000b412a" fo:background-color="transparent" loext:char-shading-value="0" style:font-name-asian="Times New Roman" style:font-name-complex="Times New Roman"/>
    </style:style>
    <style:style style:name="T3" style:family="text">
      <style:text-properties style:use-window-font-color="true" style:font-name="Times New Roman" fo:font-size="12pt" fo:font-weight="normal" officeooo:rsid="001d67bf" fo:background-color="transparent" loext:char-shading-value="0" style:font-name-asian="Times New Roman" style:font-name-complex="Times New Roman"/>
    </style:style>
    <style:style style:name="T4" style:family="text">
      <style:text-properties officeooo:rsid="002089b2"/>
    </style:style>
    <style:style style:name="T5" style:family="text">
      <style:text-properties officeooo:rsid="00225aeb"/>
    </style:style>
    <style:style style:name="T6" style:family="text">
      <style:text-properties officeooo:rsid="0022a2d1"/>
    </style:style>
    <style:style style:name="T7" style:family="text">
      <style:text-properties officeooo:rsid="00237886"/>
    </style:style>
    <style:style style:name="T8" style:family="text">
      <style:text-properties officeooo:rsid="002c3c83"/>
    </style:style>
    <style:style style:name="T9" style:family="text">
      <style:text-properties officeooo:rsid="002ea5ba"/>
    </style:style>
    <style:style style:name="T10" style:family="text">
      <style:text-properties officeooo:rsid="002f8047"/>
    </style:style>
    <style:style style:name="T11" style:family="text">
      <style:text-properties officeooo:rsid="0033c873"/>
    </style:style>
    <style:style style:name="T12" style:family="text">
      <style:text-properties officeooo:rsid="003406ad"/>
    </style:style>
    <style:style style:name="T13" style:family="text">
      <style:text-properties fo:font-weight="bold" style:font-weight-asian="bold" style:font-weight-complex="bold"/>
    </style:style>
    <style:style style:name="T14" style:family="text">
      <style:text-properties fo:font-weight="bold" officeooo:rsid="003e58b1"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37decb" style:font-weight-asian="normal" style:font-weight-complex="normal"/>
    </style:style>
    <style:style style:name="T17" style:family="text">
      <style:text-properties fo:font-weight="normal" officeooo:rsid="00387862" style:font-weight-asian="normal" style:font-weight-complex="normal"/>
    </style:style>
    <style:style style:name="T18" style:family="text">
      <style:text-properties fo:font-weight="normal" officeooo:rsid="0039c64c" style:font-weight-asian="normal" style:font-weight-complex="normal"/>
    </style:style>
    <style:style style:name="T19" style:family="text">
      <style:text-properties officeooo:rsid="0039c64c"/>
    </style:style>
    <style:style style:name="T20" style:family="text">
      <style:text-properties officeooo:rsid="003ab31d"/>
    </style:style>
    <style:style style:name="T21" style:family="text">
      <style:text-properties officeooo:rsid="003e5731"/>
    </style:style>
    <style:style style:name="T22" style:family="text">
      <style:text-properties officeooo:rsid="003e58b1"/>
    </style:style>
    <style:style style:name="T23" style:family="text">
      <style:text-properties officeooo:rsid="00405629"/>
    </style:style>
    <style:style style:name="T24" style:family="text">
      <style:text-properties officeooo:rsid="004426a5"/>
    </style:style>
    <style:style style:name="T25" style:family="text">
      <style:text-properties officeooo:rsid="0049755c"/>
    </style:style>
    <style:style style:name="T26" style:family="text">
      <style:text-properties officeooo:rsid="004d21bf"/>
    </style:style>
    <style:style style:name="T27" style:family="text">
      <style:text-properties officeooo:rsid="004d4628"/>
    </style:style>
    <style:style style:name="T28" style:family="text">
      <style:text-properties officeooo:rsid="004e7967"/>
    </style:style>
    <style:style style:name="T29" style:family="text">
      <style:text-properties officeooo:rsid="00515a99"/>
    </style:style>
    <style:style style:name="T30" style:family="text">
      <style:text-properties officeooo:rsid="0051f8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Introduction</text:h>
      <text:p text:style-name="P4">Le thème de notre projet est l’élaboration d’un lecteur mp3 audio. L’utilisation des designs patterns nous serve à la description d'un arrangement récurrent de rôles et d'actions joués par des modules de notre logiciel. Nous nous sommes inspirés des modèles de lecteurs<text:span text:style-name="T4"> </text:span>connus tels que vlc, media player <text:span text:style-name="T5">juste en leur version audio</text:span>. En rapport avec ces derniers, les fonctionnalités de notre lecteur <text:span text:style-name="T6">doivent être</text:span> la lecture, la mise en p<text:span text:style-name="T7">au</text:span>se de la lecture courante, l'arrêt, passer à la lecture suivante ou préc<text:span text:style-name="T7">éd</text:span>ente, augmentation du volume. Ainsi, nous avons utilisés la librairie SFML (Simple and Fast Multimedia Library) ainsi que <text:span text:style-name="T7">l’ </text:span>un de ses compléments TGUI (Texus' Graphical User Interface) pour gérer l'interface graphique.</text:p>
      <text:h text:style-name="Heading_20_2" text:outline-level="2">Mode de fonctionnement </text:h>
      <text:p text:style-name="P6"><text:span text:style-name="T8">Afin de lire la musique,</text:span> <text:span text:style-name="T10">après l’exécution du programme par la commande ??? </text:span>l'utilisateur choisit la musique audio qu'il souhaite jouer parmi celles présentes dans le dossier « <text:span text:style-name="T11">ressources/audio »</text:span>  <text:span text:style-name="T9">les contenant toutes en format mp3</text:span>. <text:span text:style-name="T12">Il peut aussi faire afficher une image en la choisissant dans le dossier « «ressources/images ».</text:span></text:p>
      <text:p text:style-name="P8">Les actions possibles en audio :</text:p>
      <text:p text:style-name="P8"><text:span text:style-name="T13">Lecture : </text:span><text:span text:style-name="T16">l</text:span><text:span text:style-name="T15">’utilisateur </text:span><text:span text:style-name="T17">peut choisir de mettre la musique en pause pendant la lecture </text:span><text:span text:style-name="T18">s’il souhaite la <text:tab/> <text:s text:c="4"/>relancer plu-tard. </text:span></text:p>
      <text:p text:style-name="P10"><text:span text:style-name="T19">P</text:span>ause : <text:span text:style-name="T15">il </text:span></text:p>
      <text:h text:style-name="Heading_20_2" text:outline-level="2">Description des classes</text:h>
      <text:p text:style-name="P5"/>
      <text:h text:style-name="Heading_20_2" text:outline-level="2">Patterns </text:h>
      <text:h text:style-name="Heading_20_9" text:outline-level="9"><text:span text:style-name="T30">3.1<text:tab/></text:span>S<text:span text:style-name="T29">tate</text:span></text:h>
      <text:h text:style-name="Heading_20_3" text:outline-level="3"><text:span text:style-name="T30">3.2<text:tab/></text:span>Observer</text:h>
      <text:p text:style-name="P14"/>
      <text:h text:style-name="Heading_20_3" text:outline-level="3"><text:span text:style-name="T30">3.3<text:tab/></text:span>Abstract factory </text:h>
      <text:h text:style-name="Heading_20_2" text:outline-level="2">Difficultés rencontrés</text:h>
      <text:p text:style-name="P7"><text:span text:style-name="T21">Nous </text:span>avons eut de<text:span text:style-name="T20">s</text:span> problèmes <text:span text:style-name="T20">durant la réalisation, notamment dans l’apprentissage de l’utilisation de la librairie SFML ??? et son complément TGUI afin de les mettre en relation avec nos classes</text:span>. <text:soft-page-break/><text:span text:style-name="T14">Le temps</text:span><text:span text:style-name="T22"> ne nous a pas permis de mettre en œuvre toutes les fonctionnalités cités en début de rapport ce qui et très décevant car même personnellement nous ne pourrons pas utiliser ce lecteur puisque ses fonctionnalités sont moindre.</text:span></text:p>
      <text:h text:style-name="P3" text:outline-level="1">Conclusion et <text:s/><text:span text:style-name="T26">améliorations, développements futurs</text:span> </text:h>
      <text:p text:style-name="P9">Conclusion</text:p>
      <text:p text:style-name="P12">Pour conclure le projet, nous avons apprécié suivre <text:span text:style-name="T24">l</text:span>e cours « <text:span text:style-name="T20">objet et développement d’application</text:span> », et le projet nous a apporté les connaissances pratiques nécessaires pour la mise en place des notions théoriques vues durant le cours. Nous avons également apprécié apprendre et voir une autre face de l’informatique, un peu plus visuelle que ce que nous avons vu jusqu’à maintenant. Pour ce qui est du projet, nous sommes content du résultat obtenu. <text:span text:style-name="T23">La création d’un logiciel de lecture de musique est une expérience intéressante pour nous car nous ne l’avons jamais fait auparavant. Encore plus intéressante avec les design patterns. </text:span></text:p>
      <text:p text:style-name="P9">Améliorations, développements futurs</text:p>
      <text:p text:style-name="Text_20_body">Puisque la durée du projet est relativement courte, il a été difficile de créer un logiciel élaboré. Cependant, avec plus de temps, il aurait été possible d’ajouter plus d’outils au lecteur audio, telles que : </text:p>
      <text:p text:style-name="Text_20_body">- La lecture de différents formats de fichiers audio (.<text:span text:style-name="T27">wav, </text:span>.<text:span text:style-name="T27">ogg</text:span>, midi...etc.) ;</text:p>
      <text:p text:style-name="Text_20_body">- La gestion du volume <text:span text:style-name="T27">par l’interface principale ;</text:span></text:p>
      <text:p text:style-name="Text_20_body">- L’utilisation de tous styles de musique et non de styles prédéfinis ;</text:p>
      <text:p text:style-name="Text_20_body">- Permettre l’avance rapide é<text:span text:style-name="T28">galement.</text:span> </text:p>
      <text:p text:style-name="Text_20_body"/>
      <text:p text:style-name="P13"/>
      <text:p text:style-name="P11"/>
      <text:p text:style-name="P11"/>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style:text-properties style:font-name="Liberation Serif1" fo:font-family="'Liberation Serif'" style:font-style-name="Gras" style:font-family-generic="roman" style:font-pitch="variable" fo:font-size="14pt" fo:font-weight="bold" style:font-size-asian="130%" style:font-weight-asian="bold" style:font-size-complex="130%"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Gras" style:font-family-generic="roman"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Liberation Serif1" fo:font-family="'Liberation Serif'" style:font-style-name="Gras" style:font-family-generic="roman" style:font-pitch="variable" fo:font-size="90%"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08:51:08.028609293</meta:creation-date>
    <meta:generator>LibreOffice/5.1.4.2$Linux_X86_64 LibreOffice_project/10m0$Build-2</meta:generator>
    <dc:date>2016-11-15T23:24:54.276748994</dc:date>
    <meta:editing-duration>PT6H10M27S</meta:editing-duration>
    <meta:editing-cycles>54</meta:editing-cycles>
    <meta:document-statistic meta:table-count="0" meta:image-count="0" meta:object-count="0" meta:page-count="3" meta:paragraph-count="24" meta:word-count="472" meta:character-count="2989" meta:non-whitespace-character-count="2528"/>
  </office:meta>
</office:document-meta>
</file>